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Cantarell" svg:font-family="Cantarell" style:font-adornments="Regular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0.1945in" fo:text-align="center" style:justify-single-word="false">
        <style:tab-stops>
          <style:tab-stop style:position="0in"/>
        </style:tab-stops>
      </style:paragraph-properties>
      <style:text-properties fo:color="#000000" style:font-name="Bitstream Charter" fo:font-size="10pt" fo:language="es" fo:country="MX" style:letter-kerning="true" style:font-size-asian="10pt" style:font-name-complex="Bitstream Charter" style:font-size-complex="11pt"/>
    </style:style>
    <style:style style:name="P3" style:family="paragraph" style:parent-style-name="Standard">
      <style:paragraph-properties fo:line-height="120%">
        <style:tab-stops>
          <style:tab-stop style:position="0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P4" style:family="paragraph" style:parent-style-name="Standard">
      <style:paragraph-properties fo:line-height="120%">
        <style:tab-stops>
          <style:tab-stop style:position="0.1252in"/>
          <style:tab-stop style:position="5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5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6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P7" style:family="paragraph" style:parent-style-name="Standard">
      <style:paragraph-properties fo:line-height="120%">
        <style:tab-stops>
          <style:tab-stop style:position="4.5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 style:font-weight-complex="bold"/>
    </style:style>
    <style:style style:name="P8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9" style:family="paragraph" style:parent-style-name="Standard">
      <style:paragraph-properties fo:line-height="120%">
        <style:tab-stops>
          <style:tab-stop style:position="0.1252in"/>
        </style:tab-stops>
      </style:paragraph-properties>
    </style:style>
    <style:style style:name="P10" style:family="paragraph" style:parent-style-name="Standard">
      <style:paragraph-properties fo:line-height="120%">
        <style:tab-stops>
          <style:tab-stop style:position="0.1252in"/>
          <style:tab-stop style:position="4.25in"/>
          <style:tab-stop style:position="5.25in"/>
        </style:tab-stops>
      </style:paragraph-properties>
    </style:style>
    <style:style style:name="P11" style:family="paragraph" style:parent-style-name="Standard">
      <style:paragraph-properties fo:line-height="120%">
        <style:tab-stops>
          <style:tab-stop style:position="0.1252in"/>
          <style:tab-stop style:position="4.25in"/>
        </style:tab-stops>
      </style:paragraph-properties>
    </style:style>
    <style:style style:name="P12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13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</style:tab-stops>
      </style:paragraph-properties>
    </style:style>
    <style:style style:name="P14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15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16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17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.0102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18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19" style:family="paragraph" style:parent-style-name="Standard">
      <style:paragraph-properties fo:margin-left="0in" fo:margin-right="0in" fo:margin-top="0in" fo:margin-bottom="0.1in" style:contextual-spacing="false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20" style:family="paragraph" style:parent-style-name="Standard" style:master-page-name="">
      <style:paragraph-properties fo:margin-left="0in" fo:margin-right="0in" fo:line-height="120%" fo:orphans="2" fo:widows="2" fo:hyphenation-ladder-count="no-limit" fo:text-indent="-0.1252in" style:auto-text-indent="false" style:page-number="auto" style:writing-mode="lr-tb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 fo:hyphenate="false" fo:hyphenation-remain-char-count="2" fo:hyphenation-push-char-count="2"/>
    </style:style>
    <style:style style:name="P21" style:family="paragraph" style:parent-style-name="Standard">
      <style:paragraph-properties fo:margin-left="-0.1252in" fo:margin-right="0in" fo:line-height="120%" fo:text-indent="0in" style:auto-text-indent="false">
        <style:tab-stops>
          <style:tab-stop style:position="0in"/>
        </style:tab-stops>
      </style:paragraph-properties>
      <style:text-properties fo:color="#000000" style:font-name="Bitstream Charter" fo:font-size="12pt" fo:language="es" fo:country="MX" style:letter-kerning="true" style:font-size-asian="12pt" style:font-name-complex="Bitstream Charter" style:font-size-complex="12pt"/>
    </style:style>
    <style:style style:name="P22" style:family="paragraph" style:parent-style-name="Standard">
      <style:paragraph-properties fo:margin-top="0.0835in" fo:margin-bottom="0.111in" style:contextual-spacing="false" fo:line-height="120%" fo:padding-left="0in" fo:padding-right="0in" fo:padding-top="0.0138in" fo:padding-bottom="0.0138in" fo:border-left="none" fo:border-right="none" fo:border-top="0.74pt solid #000000" fo:border-bottom="0.26pt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23" style:family="paragraph" style:parent-style-name="Standard">
      <style:paragraph-properties fo:margin-top="0.0835in" fo:margin-bottom="0.111in" style:contextual-spacing="false" fo:line-height="120%" fo:break-before="page" fo:padding-left="0in" fo:padding-right="0in" fo:padding-top="0.0138in" fo:padding-bottom="0.0138in" fo:border-left="none" fo:border-right="none" fo:border-top="0.74pt solid #000000" fo:border-bottom="0.26pt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24" style:family="paragraph" style:parent-style-name="Standard">
      <style:paragraph-properties fo:margin-left="0in" fo:margin-right="0in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P25" style:family="paragraph" style:parent-style-name="Standard">
      <style:paragraph-properties fo:margin-left="0in" fo:margin-right="0in" fo:margin-top="0in" fo:margin-bottom="0.1in" style:contextual-spacing="false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26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27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28" style:family="paragraph" style:parent-style-name="Standard" style:list-style-name="WW8Num3">
      <style:paragraph-properties fo:margin-left="0in" fo:margin-right="0in" fo:line-height="120%" fo:text-indent="-0.1252in" style:auto-text-indent="false">
        <style:tab-stops>
          <style:tab-stop style:position="0in"/>
        </style:tab-stops>
      </style:paragraph-properties>
    </style:style>
    <style:style style:name="P29" style:family="paragraph" style:parent-style-name="Standard" style:list-style-name="WW8Num2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</style:style>
    <style:style style:name="P30" style:family="paragraph" style:parent-style-name="Standard" style:list-style-name="WW8Num2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.25in"/>
        </style:tab-stops>
      </style:paragraph-properties>
    </style:style>
    <style:style style:name="P31" style:family="paragraph" style:parent-style-name="Standard" style:list-style-name="WW8Num3">
      <style:paragraph-properties fo:margin-left="0in" fo:margin-right="0in" fo:line-height="120%" fo:text-indent="-0.1252in" style:auto-text-indent="false">
        <style:tab-stops>
          <style:tab-stop style:position="0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2" style:family="paragraph" style:parent-style-name="Standard" style:list-style-name="WW8Num2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3" style:family="paragraph" style:parent-style-name="Standard" style:list-style-name="WW8Num2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4" style:family="paragraph" style:parent-style-name="Standard" style:list-style-name="WW8Num2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5" style:family="paragraph" style:parent-style-name="Standard" style:list-style-name="WW8Num2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6" style:family="paragraph" style:parent-style-name="Standard" style:list-style-name="WW8Num2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37" style:family="paragraph" style:parent-style-name="Standard" style:list-style-name="WW8Num2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P38" style:family="paragraph" style:parent-style-name="Standard" style:list-style-name="WW8Num2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39" style:family="paragraph" style:parent-style-name="Standard" style:list-style-name="WW8Num2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40" style:family="paragraph" style:parent-style-name="Standard" style:list-style-name="WW8Num2">
      <style:paragraph-properties fo:margin-left="0in" fo:margin-right="0in" fo:margin-top="0.1in" fo:margin-bottom="0in" style:contextual-spacing="false" fo:line-height="120%" fo:text-indent="-0.1252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41" style:family="paragraph" style:parent-style-name="Standard">
      <style:paragraph-properties fo:margin-left="0in" fo:margin-right="0in" fo:margin-top="0in" fo:margin-bottom="0.1in" style:contextual-spacing="false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font-size-asian="12pt" style:font-weight-asian="bold" style:font-name-complex="Bitstream Charter" style:font-size-complex="12pt" style:font-weight-complex="bold"/>
    </style:style>
    <style:style style:name="P42" style:family="paragraph" style:parent-style-name="Standard" style:master-page-name="Convert_20_1">
      <style:paragraph-properties fo:margin-top="0.0835in" fo:margin-bottom="0.111in" style:contextual-spacing="false" fo:line-height="120%" style:page-number="auto" fo:padding-left="0in" fo:padding-right="0in" fo:padding-top="0.0138in" fo:padding-bottom="0.0138in" fo:border-left="none" fo:border-right="none" fo:border-top="0.74pt solid #000000" fo:border-bottom="0.26pt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43" style:family="paragraph" style:parent-style-name="Heading" style:master-page-name="Standard">
      <style:paragraph-properties fo:line-height="0.1945in" style:page-number="auto">
        <style:tab-stops>
          <style:tab-stop style:position="0in"/>
        </style:tab-stops>
      </style:paragraph-properties>
      <style:text-properties fo:color="#000000" style:font-name="Bitstream Charter" fo:font-size="18pt" fo:letter-spacing="0.028in" style:letter-kerning="true" style:font-size-asian="18pt" style:font-name-complex="Bitstream Charter" style:font-size-complex="18pt"/>
    </style:style>
    <style:style style:name="T1" style:family="text">
      <style:text-properties style:font-name="Bitstream Charter" fo:font-size="9pt" style:font-size-asian="9pt" style:font-name-complex="Bitstream Charter" style:font-size-complex="9pt"/>
    </style:style>
    <style:style style:name="T2" style:family="text">
      <style:text-properties fo:font-size="9pt" style:font-size-asian="9pt" style:font-name-complex="Garamond" style:font-size-complex="9pt"/>
    </style:style>
    <style:style style:name="T3" style:family="text">
      <style:text-properties fo:color="#000000" style:font-name="Bitstream Charter" fo:font-size="12pt" fo:language="es" fo:country="MX" fo:font-style="italic" style:letter-kerning="true" style:font-size-asian="12pt" style:font-style-asian="italic" style:font-name-complex="Bitstream Charter" style:font-size-complex="12pt" style:font-style-complex="italic"/>
    </style:style>
    <style:style style:name="T4" style:family="text">
      <style:text-properties fo:color="#000000" style:font-name="Bitstream Charter" fo:font-size="12pt" fo:language="es" fo:country="MX" fo:font-style="normal" style:letter-kerning="true" style:font-size-asian="12pt" style:font-style-asian="normal" style:font-name-complex="Bitstream Charter" style:font-size-complex="12pt" style:font-style-complex="normal"/>
    </style:style>
    <style:style style:name="T5" style:family="text"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T6" style:family="text"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T7" style:family="text"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T8" style:family="text">
      <style:text-properties fo:color="#000000" style:font-name="Bitstream Charter" fo:font-size="12pt" style:letter-kerning="true" style:font-size-asian="12pt" style:font-name-complex="Bitstream Charter" style:font-size-complex="12pt" style:font-weight-complex="bold"/>
    </style:style>
    <style:style style:name="T9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T10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T11" style:family="text"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08in" fo:border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GRAY CALHOUN</text:p>
      <text:p text:style-name="P2"/>
      <text:p text:style-name="P2"/>
      <text:p text:style-name="P13"><text:span text:style-name="T3"><text:tab/>email: </text:span><text:span text:style-name="T4">gcalhoun@iastate.edu</text:span></text:p>
      <text:p text:style-name="P13"><text:span text:style-name="T3"><text:tab/>phone: </text:span><text:span text:style-name="T4">(858) 361-4248</text:span></text:p>
      <text:p text:style-name="P13"><text:span text:style-name="T3"><text:tab/>website</text:span><text:span text:style-name="T4">: </text:span><text:a xlink:type="simple" xlink:href="http://gray.clhn.org/"><text:span text:style-name="Internet_20_link"><text:span text:style-name="T4">gray.clhn.org</text:span></text:span></text:a></text:p>
      <text:p text:style-name="P13"><text:span text:style-name="T3"><text:tab/>last updated: </text:span><text:span text:style-name="T4">2015-04-28</text:span></text:p>
      <text:p text:style-name="P21"/>
      <text:p text:style-name="P22">EDUCATION</text:p>
      <text:p text:style-name="P10"><text:span text:style-name="T5">University of California, San Diego<text:tab/></text:span><text:span text:style-name="T6">2003 to 2009</text:span><text:span text:style-name="T7"><text:tab/></text:span></text:p>
      <text:p text:style-name="P26">PhD in Economics, 2009</text:p>
      <text:p text:style-name="P9"><text:span text:style-name="T7">MS in Statistics, 2006</text:span><text:span text:style-name="T9"><text:tab/></text:span></text:p>
      <text:list xml:id="list6537202372474761732" text:style-name="WW8Num3">
        <text:list-item>
          <text:p text:style-name="P28"><text:span text:style-name="T7">Thesis title: </text:span><text:span text:style-name="T10">Limit theory for overfit models </text:span></text:p>
        </text:list-item>
        <text:list-item>
          <text:p text:style-name="P31">Advisors: Graham Elliott and Allan Timmermann</text:p>
        </text:list-item>
      </text:list>
      <text:p text:style-name="P3"/>
      <text:p text:style-name="P11"><text:span text:style-name="T5">Tufts University<text:tab/></text:span><text:span text:style-name="T6">1997 to 2001</text:span></text:p>
      <text:p text:style-name="P4">BA in Mathematics, 2001</text:p>
      <text:p text:style-name="P6"/>
      <text:p text:style-name="P22">ACADEMIC POSITIONS</text:p>
      <text:p text:style-name="P11"><text:span text:style-name="T5">Iowa State University </text:span><text:span text:style-name="T7"><text:tab/></text:span><text:span text:style-name="T8">2009 to present</text:span></text:p>
      <text:p text:style-name="P7">Assistant Professor of Economics</text:p>
      <text:p text:style-name="P8"/>
      <text:p text:style-name="P22">GRANTS AND AWARDS</text:p>
      <text:list xml:id="list6625388506069463580" text:style-name="WW8Num2">
        <text:list-item>
          <text:p text:style-name="P29"><text:span text:style-name="T7">Iowa State University Strategic Initiative, "Graphical Processing Units (GPU) for Parallel Computing," with Helle Bunzel, Jarad Niemi, and Mervyn Marasinghe, 2012. ($87,727.39)</text:span></text:p>
        </text:list-item>
        <text:list-item>
          <text:p text:style-name="P32">Walter P. Heller Award for Outstanding Third-Year Paper, UCSD Economics Department, 2006</text:p>
        </text:list-item>
      </text:list>
      <text:p text:style-name="P15"/>
      <text:p text:style-name="P22">PUBLICATIONS</text:p>
      <text:list xml:id="list215637820185401" text:continue-numbering="true" text:style-name="WW8Num2">
        <text:list-item>
          <text:p text:style-name="P29"><text:span text:style-name="T7">Hypothesis testing in linear regression when k/n is large. </text:span><text:span text:style-name="T10">Journal of Econometrics</text:span><text:span text:style-name="T7">, 165(2), 2011: 163–174. </text:span></text:p>
        </text:list-item>
      </text:list>
      <text:p text:style-name="P15"/>
      <text:p text:style-name="P42">WORKING PAPERS</text:p>
      <text:list xml:id="list215639646189724" text:continue-numbering="true" text:style-name="WW8Num2">
        <text:list-item>
          <text:p text:style-name="P29"><text:span text:style-name="T7">Out-of-sample comparisons of overfit models. Working Paper 11002, Iowa State University, 2014 (submitted to </text:span><text:span text:style-name="T10">Quantitative Economics</text:span><text:span text:style-name="T7">)</text:span></text:p>
        </text:list-item>
        <text:list-item>
          <text:p text:style-name="P29"><text:span text:style-name="T7">Block bootstrap consistency under weak assumptions. Working Paper 11017, Iowa State University, 2014 (3rd revise and resubmit, </text:span><text:span text:style-name="T10">Econometric Theory</text:span><text:span text:style-name="T7">)</text:span></text:p>
        </text:list-item>
        <text:list-item>
          <text:p text:style-name="P29"><text:span text:style-name="T7">An asymptotically normal out-of-sample test based on mixed estimation windows. 2015 (revise and resubmit, </text:span><text:span text:style-name="T10">Econometrica</text:span><text:span text:style-name="T7">)</text:span></text:p>
        </text:list-item>
        <text:list-item>
          <text:p text:style-name="P29"><text:span text:style-name="T7">Improved stepdown methods for asymptotic control of generalized error rates. 2014 (revise and resubmit, </text:span><text:span text:style-name="T10">Journal of Econometrics</text:span><text:span text:style-name="T7">)</text:span></text:p>
        </text:list-item>
        <text:list-item>
          <text:p text:style-name="P29"><text:span text:style-name="T7">Causality in the Reinhart-Rogoff dataset, the plots thicken. 2015 (submitted to </text:span><text:span text:style-name="T10">Economic Letters</text:span><text:span text:style-name="T7">)</text:span></text:p>
        </text:list-item>
        <text:list-item>
          <text:p text:style-name="P32">Graphing better Impulse Response Functions for discrete-time linear models. 2015 (joint with Seth Pruitt) </text:p>
        </text:list-item>
        <text:list-item>
          <text:p text:style-name="P32">A simple block bootstrap for asymptotically normal out-of-sample test statistics. 2015</text:p>
        </text:list-item>
      </text:list>
      <text:p text:style-name="P15"/>
      <text:p text:style-name="P22">EXTERNAL PRESENTATIONS</text:p>
      <text:p text:style-name="P5">2015<text:tab/>University of Montreal; CIREQ Econometrics Conference (planned)</text:p>
      <text:p text:style-name="P5">2014<text:tab/>NBER Summer Institute (Forecasting &amp; Empirical Methods in Macro <text:tab/><text:tab/>&amp; Finance); Joint Statistical Meetings</text:p>
      <text:p text:style-name="P5">2013<text:tab/>NBER-NSF Time Series Conference (poster session); Annual <text:tab/><text:tab/><text:tab/>Meetings of the Midwest Econometrics Group</text:p>
      <text:p text:style-name="P5">2012<text:tab/>First Conference of the International Society for Non-Parametric<text:tab/><text:tab/>Statistics</text:p>
      <text:p text:style-name="P5">2011<text:tab/>NBER-NSF Time Series Conference; Annual Meetings of the Midwest</text:p>
      <text:p text:style-name="P5"><text:tab/><text:tab/>Econometrics Group</text:p>
      <text:p text:style-name="P5">2010<text:tab/>Annual Meetings of the Midwest Econometrics Group; Joint <text:tab/><text:tab/><text:tab/>Statistical Meetings; International Symposium on Forecasting; <text:tab/><text:tab/>Midwest Economics Association Annual Meetings</text:p>
      <text:p text:style-name="P5">2009<text:tab/>Federal Deposit Insurance Corporation; Iowa State University; <text:tab/><text:tab/>Federal Reserve Bank of Kansas City; Wayne State University.</text:p>
      <text:p text:style-name="P15"/>
      <text:p text:style-name="P23">TEACHING</text:p>
      <text:list xml:id="list215638100539307" text:continue-numbering="true" text:style-name="WW8Num2">
        <text:list-item>
          <text:p text:style-name="P30"><text:span text:style-name="T7">PhD Macroeconometrics<text:tab/></text:span><text:span text:style-name="T11">2011 to present</text:span></text:p>
        </text:list-item>
        <text:list-item>
          <text:p text:style-name="P30"><text:span text:style-name="T7">PhD Econometrics 1<text:tab/></text:span><text:span text:style-name="T11">2009 to present</text:span></text:p>
        </text:list-item>
        <text:list-item>
          <text:p text:style-name="P30"><text:span text:style-name="T7">Principles of Macroeconomics<text:tab/></text:span><text:span text:style-name="T11">2010 to present</text:span></text:p>
        </text:list-item>
        <text:list-item>
          <text:p text:style-name="P30"><text:span text:style-name="T7">Undergraduate Econometrics 3 (UCSD)<text:tab/></text:span><text:span text:style-name="T11">Spring 2009</text:span></text:p>
        </text:list-item>
      </text:list>
      <text:p text:style-name="P16"/>
      <text:p text:style-name="P22">GRADUATE STUDENT ADVISING</text:p>
      <text:p text:style-name="P19"><text:tab/>PhD students, Major Professor</text:p>
      <text:list xml:id="list215639470188934" text:continue-numbering="true" text:style-name="WW8Num2">
        <text:list-item>
          <text:p text:style-name="P36">Anwen Yin, PhD Economics<text:tab/>2015 (planned)</text:p>
        </text:list-item>
      </text:list>
      <text:p text:style-name="P17"><text:tab/>Co-advisor with Helle Bunzel</text:p>
      <text:p text:style-name="P12">Placement: Assistant Prof. of Economics at Texas A&amp;M International University</text:p>
      <text:list xml:id="list215638278755389" text:continue-numbering="true" text:style-name="WW8Num2">
        <text:list-item>
          <text:p text:style-name="P40">Matt Simpson, PhD Economics and Statistics<text:tab/>2015 (planned)</text:p>
        </text:list-item>
      </text:list>
      <text:p text:style-name="P18"><text:tab/>Co-advisor with Jarad Niemi</text:p>
      <text:p text:style-name="P18"><text:tab/>Placement: Postdoc in Statistics at University of Missouri</text:p>
      <text:p text:style-name="P15"/>
      <text:p text:style-name="P41"><text:tab/>Graduate student ccommittee membership</text:p>
      <text:list xml:id="list215639585451364" text:continue-numbering="true" text:style-name="WW8Num2">
        <text:list-item>
          <text:p text:style-name="P37">Samantha Tyner, PhD Statistics<text:tab/>current student</text:p>
        </text:list-item>
        <text:list-item>
          <text:p text:style-name="P37">Carson Sievert, PhD Statistics<text:tab/></text:p>
        </text:list-item>
        <text:list-item>
          <text:p text:style-name="P37">Yang He, PhD Economics<text:tab/></text:p>
        </text:list-item>
        <text:list-item>
          <text:p text:style-name="P33">Ziran Li, PhD Economics<text:tab/></text:p>
        </text:list-item>
        <text:list-item>
          <text:p text:style-name="P33">Soumnyadip Roy, PhD Economics<text:tab/></text:p>
        </text:list-item>
        <text:list-item>
          <text:p text:style-name="P34">Zabid Iqbal, PhD Economics<text:tab/></text:p>
        </text:list-item>
        <text:list-item>
          <text:p text:style-name="P35">Jessica Short, MS Statistics<text:tab/>2015 (planned)</text:p>
        </text:list-item>
        <text:list-item>
          <text:p text:style-name="P35">Sam Helmich, MS Statistics<text:tab/></text:p>
        </text:list-item>
        <text:list-item>
          <text:p text:style-name="P34">Xiying Liu, PhD Economics<text:tab/></text:p>
        </text:list-item>
        <text:list-item>
          <text:p text:style-name="P35">Matthew Clancy, PhD Economics<text:tab/></text:p>
        </text:list-item>
        <text:list-item>
          <text:p text:style-name="P38">Deung-Yong Heo, PhD Economics<text:tab/></text:p>
        </text:list-item>
        <text:list-item>
          <text:p text:style-name="P38">Yihui Xie, PhD Statistics<text:tab/>2013</text:p>
        </text:list-item>
        <text:list-item>
          <text:p text:style-name="P39">Nathan Zimmerman, MS Statistics<text:tab/></text:p>
        </text:list-item>
        <text:list-item>
          <text:p text:style-name="P39">Jeremiah Richey, PhD Economics<text:tab/>2012</text:p>
        </text:list-item>
        <text:list-item>
          <text:p text:style-name="P39">Ozgu Serttas, PhD Economics<text:tab/>2010</text:p>
        </text:list-item>
      </text:list>
      <text:p text:style-name="P15"/>
      <text:p text:style-name="P22"><text:soft-page-break/>PROFESSIONAL SERVICE</text:p>
      <text:p text:style-name="P25"><text:tab/>Journal and handbook referee</text:p>
      <text:p text:style-name="P24"><text:tab/>American Journal of Agricultural Economics, Bernoulli, Communications in Statistics — Theory and Methods, Computational Statistics and Data Analysis, Econometrica, Economics Bulletin, Handbook of Economic Forecasting, International Journal of Forecasting, Journal of Business &amp; Economic Statistics, Manchester School</text:p>
      <text:p text:style-name="P14"/>
      <text:p text:style-name="P19"><text:tab/>University committees at Iowa State</text:p>
      <text:list xml:id="list215638474669803" text:continue-numbering="true" text:style-name="WW8Num2">
        <text:list-item>
          <text:p text:style-name="P34">Faculty Representative Assembley Executive Committee<text:tab/>2014 to present</text:p>
        </text:list-item>
        <text:list-item>
          <text:p text:style-name="P33">Faculty Representative Assembley<text:tab/>2013 to present</text:p>
        </text:list-item>
      </text:list>
      <text:p text:style-name="P14"/>
      <text:p text:style-name="P19"><text:tab/>Departmental committees at Iowa State</text:p>
      <text:list xml:id="list215638298891073" text:continue-numbering="true" text:style-name="WW8Num2">
        <text:list-item>
          <text:p text:style-name="P33">Agricultural economist hiring<text:tab/>2014 to 2015</text:p>
        </text:list-item>
        <text:list-item>
          <text:p text:style-name="P33">Environmental and resource economist hiring<text:tab/>2013 to 2014</text:p>
        </text:list-item>
        <text:list-item>
          <text:p text:style-name="P33">Computer support staff hiring<text:tab/>2012 to 2013</text:p>
        </text:list-item>
        <text:list-item>
          <text:p text:style-name="P33">Graduate Student Admissions<text:tab/>2009 to 2013</text:p>
        </text:list-item>
        <text:list-item>
          <text:p text:style-name="P33">Computer Committee<text:tab/>2009 to 2014</text:p>
        </text:list-item>
      </text:list>
      <text:p text:style-name="P14"/>
      <text:p text:style-name="P19"><text:tab/>Professional membership</text:p>
      <text:p text:style-name="P20"><text:tab/>American Economic Association, American Statistical Association, Econometric Society, Institute of Mathematical Statistics, Midwest Economics Associ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Cantarell" svg:font-family="Cantarell" style:font-adornments="Regular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Garamond" fo:font-family="Garamond" style:font-family-generic="roman" style:font-pitch="variable" fo:font-size="11pt" fo:font-weight="bold" style:font-size-asian="11pt" style:font-weight-asian="bold" style:font-name-complex="Garamond" style:font-family-complex="Garamond" style:font-family-generic-complex="roman" style:font-pitch-complex="variable" style:font-size-complex="11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text-align="center" style:justify-single-word="false" fo:keep-with-next="always"/>
      <style:text-properties style:font-name="Garamond" fo:font-family="Garamond" style:font-family-generic="roman" style:font-pitch="variable" fo:font-size="11pt" fo:font-weight="bold" style:font-size-asian="11pt" style:font-weight-asian="bold" style:font-name-complex="Garamond" style:font-family-complex="Garamond" style:font-family-generic-complex="roman" style:font-pitch-complex="variable" style:font-size-complex="11pt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 style:font-size-complex="11pt"/>
    </style:style>
    <style:style style:name="Body_20_Text_20_Indent_20_2" style:display-name="Body Text Indent 2" style:family="paragraph" style:parent-style-name="Standard">
      <style:paragraph-properties fo:margin-left="0.25in" fo:margin-right="0in" fo:text-indent="0in" style:auto-text-indent="false"/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 style:font-size-complex="11pt"/>
    </style:style>
    <style:style style:name="Body_20_Text_20_Indent_20_3" style:display-name="Body Text Indent 3" style:family="paragraph" style:parent-style-name="Standard">
      <style:paragraph-properties fo:margin-left="0in" fo:margin-right="0in" fo:text-indent="0.25in" style:auto-text-indent="false"/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pitch="variable" fo:font-size="10pt" style:letter-kerning="true" style:font-size-asian="10pt" style:font-name-complex="Symbol" style:font-family-complex="Symbol" style:font-pitch-complex="variable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/>
    </style:style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antarel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Bullet_20_Symbols" text:bullet-char="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antarel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Bitstream Charter" fo:font-size="9pt" style:font-size-asian="9pt" style:font-name-complex="Bitstream Charter" style:font-size-complex="9pt"/>
    </style:style>
    <style:style style:name="MT2" style:family="text">
      <style:text-properties fo:font-size="9pt" style:font-size-asian="9pt" style:font-name-complex="Garamond" style:font-size-complex="9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08in" fo:border="non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1.25in" fo:margin-bottom="0.75in" fo:margin-left="1.5in" fo:margin-right="1.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75in" fo:margin-left="1.5in" fo:margin-right="1.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161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footer>
        <text:p text:style-name="Footer"><draw:frame draw:style-name="Mfr1" draw:name="Frame1" text:anchor-type="char" svg:x="4.1256in" svg:y="0.0154in" svg:width="0.6102in" svg:height="0.3409in" draw:z-index="1"><draw:text-box><text:p text:style-name="Footer"><text:span text:style-name="Page_20_Number"><text:span text:style-name="MT1">Page </text:span></text:span><text:span text:style-name="Page_20_Number"><text:span text:style-name="MT2"><text:page-number text:select-page="current">4</text:page-number></text:span></text:span><text:span text:style-name="Page_20_Number"><text:span text:style-name="MT1"> of </text:span></text:span><text:span text:style-name="Page_20_Number"><text:span text:style-name="MT2"><text:page-count style:num-format="1">4</text:page-count></text:span></text:span></text:p><text:p text:style-name="Footer"/></draw:text-box></draw:frame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THERINE A</dc:title>
    <meta:initial-creator>ctull</meta:initial-creator>
    <meta:creation-date>2006-10-25T21:25:00</meta:creation-date>
    <dc:creator>Gray Calhoun</dc:creator>
    <dc:date>2015-04-28T21:56:37.472190277</dc:date>
    <meta:print-date>2006-06-01T15:06:00</meta:print-date>
    <meta:editing-cycles>6</meta:editing-cycles>
    <meta:editing-duration>PT6M18S</meta:editing-duration>
    <meta:generator>LibreOffice/4.2.8.2$Linux_X86_64 LibreOffice_project/420$Build-2</meta:generator>
    <meta:document-statistic meta:table-count="0" meta:image-count="0" meta:object-count="0" meta:page-count="4" meta:paragraph-count="82" meta:word-count="623" meta:character-count="4464" meta:non-whitespace-character-count="3917"/>
  </office:meta>
</office:document-meta>
</file>